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able_20_Contents" style:list-style-name="L40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1" style:family="paragraph" style:parent-style-name="Table_20_Contents" style:list-style-name="L41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2" style:family="paragraph" style:parent-style-name="Table_20_Contents" style:list-style-name="L42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3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0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61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62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6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3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7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0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7768612429392927966" text:style-name="L1">
        <text:list-item>
          <text:p text:style-name="P24">REVIEW </text:p>
        </text:list-item>
        <text:list-item>
          <text:p text:style-name="P24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38551930" text:continue-numbering="true" text:style-name="L1">
        <text:list-item>
          <text:list>
            <text:list-item>
              <text:p text:style-name="P24">==&gt; COMP</text:p>
            </text:list-item>
          </text:list>
        </text:list-item>
        <text:list-item>
          <text:p text:style-name="P24"/>
        </text:list-item>
      </text:list>
      <text:p text:style-name="P5"/>
      <text:p text:style-name="P5">[next]</text:p>
      <text:list xml:id="list463259659599643014" text:style-name="L2">
        <text:list-item>
          <text:p text:style-name="P25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38540054" text:continue-numbering="true" text:style-name="L2">
        <text:list-item>
          <text:p text:style-name="P25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8033489795839040979" text:style-name="L3">
        <text:list-item>
          <text:p text:style-name="P26">REVIEW </text:p>
        </text:list-item>
        <text:list-item>
          <text:p text:style-name="P26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8533020" text:continue-numbering="true" text:style-name="L3">
        <text:list-item>
          <text:p text:style-name="P26"/>
        </text:list-item>
      </text:list>
      <text:p text:style-name="P5">[next]</text:p>
      <text:list xml:id="list5533970088561664504" text:style-name="L4">
        <text:list-item>
          <text:p text:style-name="P27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38545524" text:continue-numbering="true" text:style-name="L4">
        <text:list-item>
          <text:p text:style-name="P27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6552180552367278574" text:style-name="L5">
        <text:list-item>
          <text:p text:style-name="P28">REVIEW </text:p>
        </text:list-item>
        <text:list-item>
          <text:p text:style-name="P28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38533990" text:continue-numbering="true" text:style-name="L5">
        <text:list-item>
          <text:p text:style-name="P28"/>
          <text:list>
            <text:list-item>
              <text:p text:style-name="P28"/>
            </text:list-item>
          </text:list>
        </text:list-item>
      </text:list>
      <text:p text:style-name="P5"/>
      <text:p text:style-name="P5">[next]</text:p>
      <text:list xml:id="list1448698411440130685" text:style-name="L6">
        <text:list-item>
          <text:p text:style-name="P29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38539294" text:continue-numbering="true" text:style-name="L6">
        <text:list-item>
          <text:p text:style-name="P29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5778680545615677818" text:style-name="L7">
        <text:list-item>
          <text:p text:style-name="P30">REVIEW </text:p>
        </text:list-item>
        <text:list-item>
          <text:p text:style-name="P30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38547333" text:continue-numbering="true" text:style-name="L7">
        <text:list-item>
          <text:p text:style-name="P30"><text:soft-page-break/>TASK-2 : #21</text:p>
        </text:list-item>
      </text:list>
      <text:p text:style-name="P5"/>
      <text:p text:style-name="P5">[next]</text:p>
      <text:list xml:id="list7861067551933728752" text:style-name="L8">
        <text:list-item>
          <text:p text:style-name="P64">TASK : #22</text:p>
        </text:list-item>
      </text:list>
      <text:p text:style-name="P5">[further]</text:p>
      <text:p text:style-name="P13"><text:line-break/><text:span text:style-name="T5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4">#_ </text:span></text:p>
      <text:list xml:id="list285496558913455516" text:style-name="L9">
        <text:list-item>
          <text:p text:style-name="P31">REVIEW </text:p>
        </text:list-item>
        <text:list-item>
          <text:p text:style-name="P31"><text:span text:style-name="T4">#_ </text:span>TASK-1 : #22</text:p>
        </text:list-item>
        <text:list-item>
          <text:p text:style-name="P31"><text:span text:style-name="T4">#_ </text:span>SEG-1 : search ==&gt; “plasma microwave discharge”</text:p>
          <text:list>
            <text:list-item>
              <text:p text:style-name="P31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31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4596262417081035894" text:style-name="L10">
        <text:list-item>
          <text:p text:style-name="P32">TASK : M-47 / #21.1 “<text:span text:style-name="T8">Gliding arc (GA) discharge</text:span>”</text:p>
        </text:list-item>
      </text:list>
      <text:p text:style-name="P5">[further]</text:p>
      <text:p text:style-name="P13"><text:line-break/><text:soft-page-break/><text:span text:style-name="T5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4">#_ </text:span></text:p>
      <text:list xml:id="list3275003353071147345" text:style-name="L11">
        <text:list-item>
          <text:p text:style-name="P33">REVIEW </text:p>
        </text:list-item>
        <text:list-item>
          <text:p text:style-name="P33"><text:span text:style-name="T4">#_ </text:span>TASK-1 : M-47 / #21.1 “<text:span text:style-name="T8">Gliding arc (GA) discharge</text:span>”</text:p>
          <text:list>
            <text:list-item>
              <text:p text:style-name="P33">==&gt; COMP</text:p>
            </text:list-item>
          </text:list>
        </text:list-item>
      </text:list>
      <text:p text:style-name="P5">[next]</text:p>
      <text:list xml:id="list8616364699486187936" text:style-name="L12">
        <text:list-item>
          <text:p text:style-name="P65">TASK : #21.1.1 ==&gt; memo-out</text:p>
        </text:list-item>
      </text:list>
      <text:p text:style-name="P5">[further]</text:p>
      <text:p text:style-name="P13"><text:line-break/><text:span text:style-name="T5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4">#_ </text:span></text:p>
      <text:list xml:id="list1361522736713611563" text:style-name="L13">
        <text:list-item>
          <text:p text:style-name="P34"><text:soft-page-break/>REVIEW </text:p>
        </text:list-item>
        <text:list-item>
          <text:p text:style-name="P34">TASK-1 : #21.1.1 ==&gt; memo-out</text:p>
          <text:list>
            <text:list-item>
              <text:p text:style-name="P34">T-1.1</text:p>
              <text:list>
                <text:list-item>
                  <text:p text:style-name="P34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4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8399995226317583446" text:style-name="L14">
        <text:list-item>
          <text:p text:style-name="P35">TASK : #22 / M-47</text:p>
          <text:list>
            <text:list-item>
              <text:p text:style-name="P35">==&gt; pick up again</text:p>
            </text:list-item>
          </text:list>
        </text:list-item>
      </text:list>
      <text:p text:style-name="P5">[further]</text:p>
      <text:p text:style-name="P13"><text:line-break/><text:span text:style-name="T5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4">#_ </text:span></text:p>
      <text:list xml:id="list4178578641743416862" text:style-name="L15">
        <text:list-item>
          <text:p text:style-name="P36">REVIEW </text:p>
        </text:list-item>
        <text:list-item>
          <text:p text:style-name="P36">TASK-1 : #22 / M-47</text:p>
          <text:list>
            <text:list-item>
              <text:p text:style-name="P36">search : plasma radio frequency</text:p>
              <text:list>
                <text:list-item>
                  <text:p text:style-name="P36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6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6">search : “RF plasma”</text:p>
              <text:list>
                <text:list-item>
                  <text:p text:style-name="P36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6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6">search : “plasma corona discharge”</text:p>
              <text:list>
                <text:list-item>
                  <text:p text:style-name="P36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6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6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</text:p>
          <text:list>
            <text:list-item>
              <text:list>
                <text:list-item>
                  <text:p text:style-name="P36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6853344996107100780" text:style-name="L16">
        <text:list-item>
          <text:p text:style-name="P66">TASK : #24.6 / M-47</text:p>
        </text:list-item>
      </text:list>
      <text:p text:style-name="P5">[further]</text:p>
      <text:p text:style-name="P13"><text:line-break/><text:span text:style-name="T5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4">#_ </text:span></text:p>
      <text:list xml:id="list4048773550287013154" text:style-name="L17">
        <text:list-item>
          <text:p text:style-name="P37"><text:soft-page-break/>REVIEW </text:p>
        </text:list-item>
        <text:list-item>
          <text:p text:style-name="P37">TASK-1 : #24.6 / M-47 </text:p>
          <text:list>
            <text:list-item>
              <text:p text:style-name="P37">#24.6</text:p>
              <text:list>
                <text:list-item>
                  <text:p text:style-name="P37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7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7"/>
                </text:list-item>
              </text:list>
            </text:list-item>
          </text:list>
        </text:list-item>
      </text:list>
      <text:p text:style-name="P5">[next]</text:p>
      <text:list xml:id="list3740185948848525561" text:style-name="L18">
        <text:list-item>
          <text:p text:style-name="P67">TASK : M-52</text:p>
        </text:list-item>
      </text:list>
      <text:p text:style-name="P5">[further]</text:p>
      <text:p text:style-name="P13"><text:line-break/><text:span text:style-name="T5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4">#_ </text:span></text:p>
      <text:list xml:id="list4470569441916088714" text:style-name="L19">
        <text:list-item>
          <text:p text:style-name="P38">REVIEW </text:p>
        </text:list-item>
        <text:list-item>
          <text:p text:style-name="P38">TASK-1 : </text:p>
          <text:list>
            <text:list-item>
              <text:p text:style-name="P38">==&gt; OK</text:p>
            </text:list-item>
          </text:list>
        </text:list-item>
      </text:list>
      <text:p text:style-name="P5">[next]</text:p>
      <text:list xml:id="list8570770231566749805" text:style-name="L20">
        <text:list-item>
          <text:p text:style-name="P39">TASK : M-47 : <text:span text:style-name="T10">#23</text:span></text:p>
          <text:list>
            <text:list-item>
              <text:p text:style-name="P39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5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4">#_ </text:span></text:p>
      <text:list xml:id="list1291266923755286738" text:style-name="L21">
        <text:list-item>
          <text:p text:style-name="P40">REVIEW </text:p>
        </text:list-item>
        <text:list-item>
          <text:p text:style-name="P40">TASK : M-47 : <text:span text:style-name="T10">#23 #23.1</text:span></text:p>
          <text:list>
            <text:list-item>
              <text:p text:style-name="P60">#23.1</text:p>
            </text:list-item>
            <text:list-item>
              <text:p text:style-name="P40">#23.3</text:p>
            </text:list-item>
            <text:list-item>
              <text:p text:style-name="P40">~ <text:span text:style-name="T10">#23.3.7</text:span></text:p>
            </text:list-item>
            <text:list-item>
              <text:p text:style-name="P40"/>
            </text:list-item>
          </text:list>
        </text:list-item>
      </text:list>
      <text:p text:style-name="P19">[next]</text:p>
      <text:list xml:id="list8894749270816654618" text:style-name="L22">
        <text:list-item>
          <text:p text:style-name="P41">TASK : <text:span text:style-name="T10">#23.4</text:span></text:p>
          <text:list>
            <text:list-item>
              <text:p text:style-name="P61"/>
            </text:list-item>
          </text:list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4">#_ </text:span></text:p>
      <text:list xml:id="list7965244387717823821" text:style-name="L23">
        <text:list-item>
          <text:p text:style-name="P42">REVIEW </text:p>
        </text:list-item>
        <text:list-item>
          <text:p text:style-name="P42">TASK-1 : M-47 : <text:span text:style-name="T10">#23.4</text:span></text:p>
          <text:list>
            <text:list-item>
              <text:p text:style-name="P42"><text:span text:style-name="T6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42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42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3755215343389963836" text:style-name="L24">
        <text:list-item>
          <text:p text:style-name="P43">TASK : M-47</text:p>
          <text:list>
            <text:list-item>
              <text:p text:style-name="P43"><text:s/><text:span text:style-name="T10">#23.4.1</text:span></text:p>
            </text:list-item>
          </text:list>
        </text:list-item>
        <text:list-item>
          <text:p text:style-name="P43"/>
        </text:list-item>
      </text:list>
      <text:p text:style-name="P5">[further]</text:p>
      <text:p text:style-name="P6"><text:soft-page-break/><text:line-break/><text:span text:style-name="T5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4">#_ </text:span></text:p>
      <text:list xml:id="list3268174474629774177" text:style-name="L25">
        <text:list-item>
          <text:p text:style-name="P44">REVIEW </text:p>
        </text:list-item>
        <text:list-item>
          <text:p text:style-name="P44"><text:span text:style-name="T4">#_ </text:span>SEG-1 : mapping</text:p>
          <text:list>
            <text:list-item>
              <text:p text:style-name="P44">C:\WORKS_2\WS\FM_2_20171104_225946\Projects\JVEMV6\37_miscs\23_co2</text:p>
              <text:list>
                <text:list-item>
                  <text:p text:style-name="P44">1_mind-map.mm</text:p>
                </text:list-item>
                <text:list-item>
                  <text:p text:style-name="P44">==&gt; OK</text:p>
                </text:list-item>
              </text:list>
            </text:list-item>
          </text:list>
        </text:list-item>
        <text:list-item>
          <text:p text:style-name="P44">TASK-1 </text:p>
          <text:list>
            <text:list-item>
              <text:list>
                <text:list-item>
                  <text:p text:style-name="P23">M-47</text:p>
                </text:list-item>
                <text:list-item>
                  <text:p text:style-name="P62">#23.4.1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s: SOEC</text:p>
                  <text:list>
                    <text:list-item>
                      <text:p text:style-name="P44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4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4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8107893462101828192" text:style-name="L26">
        <text:list-item>
          <text:p text:style-name="P45">TASK</text:p>
          <text:list>
            <text:list-item>
              <text:p text:style-name="P45">M-47 : <text:span text:style-name="T10">#23.6</text:span></text:p>
            </text:list-item>
          </text:list>
        </text:list-item>
      </text:list>
      <text:p text:style-name="P5">[further]</text:p>
      <text:p text:style-name="P6"><text:line-break/><text:span text:style-name="T5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4">#_ </text:span></text:p>
      <text:list xml:id="list5008172793172350193" text:style-name="L27">
        <text:list-item>
          <text:p text:style-name="P46">REVIEW </text:p>
        </text:list-item>
        <text:list-item>
          <text:p text:style-name="P46">TASK-1 : M-47 : <text:span text:style-name="T10">#23.6</text:span></text:p>
          <text:list>
            <text:list-item>
              <text:p text:style-name="P46">? : “direct oxidative production of oxygenates”</text:p>
              <text:list>
                <text:list-item>
                  <text:p text:style-name="P46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6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6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6"/>
                </text:list-item>
              </text:list>
            </text:list-item>
          </text:list>
        </text:list-item>
      </text:list>
      <text:p text:style-name="P5">[next]</text:p>
      <text:list xml:id="list3324013276081789129" text:style-name="L28">
        <text:list-item>
          <text:p text:style-name="P47">TASK ==&gt; see memo</text:p>
        </text:list-item>
      </text:list>
      <text:p text:style-name="P5"><text:soft-page-break/>[further]</text:p>
      <text:p text:style-name="P6"><text:line-break/><text:span text:style-name="T5">[/ XXX] </text:span></text:p>
      <text:p text:style-name="P4"/>
      <text:p text:style-name="P3"/>
      <text:p text:style-name="P5"><text:span text:style-name="T2">23.1_5</text:span>----------------------------------------------------------------</text:p>
      <text:p text:style-name="P8">[6] res free# JVEMV6 37#23.1_X / 37. miscs / 23. CO2 / 1. mind-map / 20200727_164254</text:p>
      <text:p text:style-name="P5"/>
      <text:p text:style-name="P5">[do] <text:span text:style-name="T4">#_ </text:span></text:p>
      <text:list xml:id="list5067411735407350458" text:style-name="L29">
        <text:list-item>
          <text:p text:style-name="P48">REVIEW </text:p>
        </text:list-item>
        <text:list-item>
          <text:p text:style-name="P48">TASK-1 : M-47 / #23</text:p>
          <text:list>
            <text:list-item>
              <text:p text:style-name="P48">up to : //20200727_154823</text:p>
            </text:list-item>
            <text:list-item>
              <text:p text:style-name="P48"><text:span text:style-name="T4">#_ </text:span>DRM ==&gt; what?</text:p>
              <text:list>
                <text:list-item>
                  <text:p text:style-name="P48">==&gt; “dry reforming of methane ” (2.2.1.)</text:p>
                </text:list-item>
              </text:list>
            </text:list-item>
            <text:list-item>
              <text:p text:style-name="P48"><text:span text:style-name="T4">#_ </text:span>rea<text:span text:style-name="T6">d : texts_47.odt </text:span></text:p>
              <text:list>
                <text:list-item>
                  <text:p text:style-name="P48">#6</text:p>
                </text:list-item>
              </text:list>
            </text:list-item>
            <text:list-item>
              <text:p text:style-name="P48">rea<text:span text:style-name="T6">d : M-47 / secton : 2.2.</text:span></text:p>
              <text:list>
                <text:list-item>
                  <text:p text:style-name="P59">mapping</text:p>
                </text:list-item>
              </text:list>
            </text:list-item>
          </text:list>
        </text:list-item>
      </text:list>
      <text:p text:style-name="P5">[next]</text:p>
      <text:list xml:id="list7040404558922984424" text:style-name="L30">
        <text:list-item>
          <text:p text:style-name="P49">TASK : #15 / M-47</text:p>
          <text:list>
            <text:list-item>
              <text:p text:style-name="P49">texts_47.odt</text:p>
            </text:list-item>
          </text:list>
        </text:list-item>
        <text:list-item>
          <text:p text:style-name="P49">or, 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</text:list-item>
      </text:list>
      <text:p text:style-name="P5">[further]</text:p>
      <text:p text:style-name="P6"><text:soft-page-break/><text:line-break/><text:span text:style-name="T5">[/ XXX] </text:span></text:p>
      <text:p text:style-name="P4"/>
      <text:p text:style-name="P3"/>
      <text:p text:style-name="P5"><text:span text:style-name="T2">23.1_6</text:span>----------------------------------------------------------------</text:p>
      <text:p text:style-name="P8">[7] res free# JVEMV6 37#23.1_X / 37. miscs / 23. CO2 / 1. mind-map / 20200815_232736</text:p>
      <text:p text:style-name="P4"/>
      <text:p text:style-name="P5">[do] <text:span text:style-name="T4">#_ </text:span></text:p>
      <text:list xml:id="list1261130555103084460" text:style-name="L31">
        <text:list-item>
          <text:p text:style-name="P50">REVIEW </text:p>
        </text:list-item>
        <text:list-item>
          <text:p text:style-name="P50">TASK : #15 / M-47</text:p>
          <text:list>
            <text:list-item>
              <text:p text:style-name="P50">texts_47.odt</text:p>
            </text:list-item>
          </text:list>
        </text:list-item>
      </text:list>
      <text:p text:style-name="P5">[next]</text:p>
      <text:list xml:id="list6230310339439254085" text:style-name="L32">
        <text:list-item>
          <text:p text:style-name="P51">TASK</text:p>
          <text:list>
            <text:list-item>
              <text:p text:style-name="P51">#15.05 / M-47</text:p>
            </text:list-item>
          </text:list>
        </text:list-item>
        <text:list-item>
          <text:p text:style-name="P51">TASK</text:p>
          <text:list>
            <text:list-item>
              <text:p text:style-name="P51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further]</text:p>
      <text:p text:style-name="P6"><text:line-break/><text:span text:style-name="T5">[/ XXX] </text:span></text:p>
      <text:p text:style-name="P4"/>
      <text:p text:style-name="P4"/>
      <text:p text:style-name="P3"/>
      <text:p text:style-name="P5"><text:span text:style-name="T2">23.1_7</text:span>----------------------------------------------------------------</text:p>
      <text:p text:style-name="P8"><text:soft-page-break/>[8] res free# JVEMV6 37#23.1_X / 37. miscs / 23. CO2 / 1. mind-map / 20200823_175522</text:p>
      <text:p text:style-name="P4"/>
      <text:p text:style-name="P5">[do] <text:span text:style-name="T4">#_ </text:span></text:p>
      <text:list xml:id="list1231890839968952101" text:style-name="L33">
        <text:list-item>
          <text:p text:style-name="P52">REVIEW </text:p>
        </text:list-item>
        <text:list-item>
          <text:p text:style-name="P52">TASK</text:p>
          <text:list>
            <text:list-item>
              <text:p text:style-name="P52">#15.05 / M-47</text:p>
            </text:list-item>
          </text:list>
        </text:list-item>
        <text:list-item>
          <text:p text:style-name="P52">TASK</text:p>
          <text:list>
            <text:list-item>
              <text:p text:style-name="P52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next]</text:p>
      <text:list xml:id="list334234206207389360" text:style-name="L34">
        <text:list-item>
          <text:p text:style-name="P53">TASK : #16 / M-47</text:p>
        </text:list-item>
        <text:list-item>
          <text:p text:style-name="P53">TASK : M-51</text:p>
        </text:list-item>
      </text:list>
      <text:p text:style-name="P6"><text:line-break/><text:span text:style-name="T5">[/ XXX] 20200823_183153</text:span></text:p>
      <text:p text:style-name="P4"/>
      <text:p text:style-name="P4"/>
      <text:p text:style-name="P3"/>
      <text:p text:style-name="P5"><text:span text:style-name="T2">23.1_8</text:span>----------------------------------------------------------------</text:p>
      <text:p text:style-name="P8">[9] res free# JVEMV6 37#23.1_X / 37. miscs / 23. CO2 / 1. mind-map / 20200828_174957</text:p>
      <text:p text:style-name="P4"/>
      <text:p text:style-name="P5">[do] <text:span text:style-name="T4">#_ </text:span></text:p>
      <text:list xml:id="list1015325708770795635" text:style-name="L35">
        <text:list-item>
          <text:p text:style-name="P54">REVIEW </text:p>
        </text:list-item>
        <text:list-item>
          <text:p text:style-name="P54">TASK-1 : #16 / M-47</text:p>
        </text:list-item>
        <text:list-item>
          <text:p text:style-name="P54"><text:span text:style-name="T13">TASK : M-51</text:span></text:p>
        </text:list-item>
      </text:list>
      <text:p text:style-name="P5"><text:soft-page-break/>[next]</text:p>
      <text:list xml:id="list6135119866935279193" text:style-name="L36">
        <text:list-item>
          <text:p text:style-name="P55">TASK : m-47</text:p>
          <text:list>
            <text:list-item>
              <text:p text:style-name="P55">#16.0.3</text:p>
            </text:list-item>
          </text:list>
        </text:list-item>
      </text:list>
      <text:p text:style-name="P6"><text:line-break/><text:span text:style-name="T5">[/ XXX] 20200828_183203</text:span></text:p>
      <text:p text:style-name="P4"/>
      <text:p text:style-name="P3">@@@</text:p>
      <text:p text:style-name="P5"><text:span text:style-name="T2">23.1_9</text:span>----------------------------------------------------------------</text:p>
      <text:p text:style-name="P8">[10] res free# JVEMV6 37#23.1_X / 37. miscs / 23. CO2 / 1. mind-map / XXX</text:p>
      <text:p text:style-name="P4"/>
      <text:p text:style-name="P5">[do] <text:span text:style-name="T4">#_ </text:span></text:p>
      <text:list xml:id="list38561318" text:continue-list="list4470569441916088714" text:style-name="L19">
        <text:list-item>
          <text:p text:style-name="P38">REVIEW </text:p>
        </text:list-item>
        <text:list-item>
          <text:p text:style-name="P38">TASK-1</text:p>
        </text:list-item>
      </text:list>
      <text:p text:style-name="P5">[next]</text:p>
      <text:list xml:id="list8519098664101324517" text:style-name="L43">
        <text:list-item>
          <text:p text:style-name="P58">TASK</text:p>
        </text:list-item>
      </text:list>
      <text:p text:style-name="P6"><text:line-break/><text:span text:style-name="T5">[/ XXX] </text:span></text:p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38550453" text:continue-list="list38561318" text:style-name="L19">
        <text:list-item>
          <text:p text:style-name="P38">REVIEW </text:p>
        </text:list-item>
        <text:list-item>
          <text:p text:style-name="P38"><text:soft-page-break/>TASK-1</text:p>
        </text:list-item>
      </text:list>
      <text:p text:style-name="P5">[next]</text:p>
      <text:list xml:id="list8365431718764178489" text:style-name="L37">
        <text:list-item>
          <text:p text:style-name="P56">TASK</text:p>
        </text:list-item>
      </text:list>
      <text:p text:style-name="P13"><text:line-break/><text:span text:style-name="T5">[/ XXX] </text:span></text:p>
      <text:p text:style-name="P13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4267667449096419750" text:style-name="L38">
        <text:list-item>
          <text:p text:style-name="P57">REVIEW </text:p>
        </text:list-item>
        <text:list-item>
          <text:p text:style-name="P57">TASK-1</text:p>
          <text:list>
            <text:list-item>
              <text:p text:style-name="P57">read</text:p>
            </text:list-item>
          </text:list>
        </text:list-item>
      </text:list>
      <text:section text:style-name="Sect1" text:name="セクション8">
        <text:list xml:id="list38561801" text:continue-numbering="true" text:style-name="L38">
          <text:list-item>
            <text:list>
              <text:list-item>
                <text:list>
                  <text:list-item>
                    <text:p text:style-name="P57">aa</text:p>
                  </text:list-item>
                  <text:list-item>
                    <text:p text:style-name="P57">bb</text:p>
                  </text:list-item>
                  <text:list-item>
                    <text:p text:style-name="P57">cc</text:p>
                  </text:list-item>
                </text:list>
              </text:list-item>
            </text:list>
          </text:list-item>
        </text:list>
      </text:section>
      <text:list xml:id="list38555977" text:continue-numbering="true" text:style-name="L38">
        <text:list-item>
          <text:list>
            <text:list-item>
              <text:p text:style-name="P57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38546241" text:continue-numbering="true" text:style-name="L38">
        <text:list-item>
          <text:list>
            <text:list-item>
              <text:p text:style-name="P57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38533861" text:continue-numbering="true" text:style-name="L38">
        <text:list-item>
          <text:p text:style-name="P57">aaa</text:p>
        </text:list-item>
        <text:list-item>
          <text:p text:style-name="P57"><text:soft-page-break/>aa</text:p>
          <text:list>
            <text:list-item>
              <text:p text:style-name="P57"/>
            </text:list-item>
          </text:list>
        </text:list-item>
      </text:list>
      <text:p text:style-name="P15"/>
      <text:p text:style-name="P5"/>
      <text:p text:style-name="P5">[next]</text:p>
      <text:list xml:id="list2111899534977983742" text:style-name="L39">
        <text:list-item>
          <text:p text:style-name="P68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*<text:tab/>started reading</text:p>
      <text:p text:style-name="P4">%<text:tab/>omit</text:p>
      <text:p text:style-name="P4">:w<text:tab/>keywords</text:p>
      <text:p text:style-name="P4"><text:soft-page-break/>:?<text:tab/>want to know</text:p>
      <text:p text:style-name="P4">:m<text:tab/>memos</text:p>
      <text:p text:style-name="P4">:#1<text:tab/>bookmark</text:p>
      <text:p text:style-name="P4">:ref<text:tab/>refered document</text:p>
      <text:p text:style-name="P4"/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<text:soft-page-break/>JVE_37#23 : CO2 : 23_<text:span text:style-name="T7">[</text:span><text:span text:style-name="T7">45</text:span><text:span text:style-name="T7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7">[</text:span><text:span text:style-name="T7">34</text:span><text:span text:style-name="T7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4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9">[9] res free# JVEMV6 37#23.1_X / 37. miscs / 23. CO2 / 1. mind-map / 20200828_174957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5206346419058435572" text:style-name="L40">
              <text:list-item>
                <text:p text:style-name="P20">C/P</text:p>
              </text:list-item>
              <text:list-item>
                <text:p text:style-name="P20">change</text:p>
                <text:list>
                  <text:list-item>
                    <text:p text:style-name="P20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><text:soft-page-break/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3191607024749468114" text:style-name="L41">
              <text:list-item>
                <text:p text:style-name="P21">top of the title lines, change ==&gt; session number</text:p>
              </text:list-item>
              <text:list-item>
                <text:p text:style-name="P21">current session num ==&gt; increment</text:p>
              </text:list-item>
              <text:list-item>
                <text:p text:style-name="P21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4253720010534401980" text:style-name="L42">
              <text:list-item>
                <text:p text:style-name="P22">doc</text:p>
              </text:list-item>
              <text:list-item>
                <text:p text:style-name="P22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ext:soft-page-break/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8-28T18:33:03.70</dc:date>
    <dc:creator>iwabuchi ken</dc:creator>
    <meta:editing-duration>P2DT8H46M18S</meta:editing-duration>
    <meta:editing-cycles>290</meta:editing-cycles>
    <meta:generator>OpenOffice/4.1.3$Win32 OpenOffice.org_project/413m1$Build-9783</meta:generator>
    <meta:document-statistic meta:table-count="14" meta:image-count="0" meta:object-count="0" meta:page-count="23" meta:paragraph-count="346" meta:word-count="1300" meta:character-count="10566"/>
  </office:meta>
</office:document-meta>
</file>